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800000091A263B51D18101131.jpg" manifest:media-type="image/jpeg"/>
  <manifest:file-entry manifest:full-path="Pictures/1000000000000122000000F67D819827EB3B03F3.jpg" manifest:media-type="image/jpeg"/>
  <manifest:file-entry manifest:full-path="Pictures/100000000000027A0000016764967B968F1F04F4.jpg" manifest:media-type="image/jpeg"/>
  <manifest:file-entry manifest:full-path="Pictures/100000010000029E00000372B9D57B9872549493.png" manifest:media-type="image/png"/>
  <manifest:file-entry manifest:full-path="Pictures/10000001000000C4000000F158D25F6EDDBE0740.png" manifest:media-type="image/png"/>
  <manifest:file-entry manifest:full-path="Pictures/10000000000000F5000000A8A1C503070D6BD7D7.jpg" manifest:media-type="image/jpeg"/>
  <manifest:file-entry manifest:full-path="Pictures/100000000000008800000078825F9E7F5566AC2E.jpg" manifest:media-type="image/jpeg"/>
  <manifest:file-entry manifest:full-path="Pictures/10000000000002D6000001F1B9456C05291E83B0.jpg" manifest:media-type="image/jpeg"/>
  <manifest:file-entry manifest:full-path="Pictures/10000000000000D8000000A4F34F6320021F04A8.jpg" manifest:media-type="image/jpeg"/>
  <manifest:file-entry manifest:full-path="Pictures/10000000000000BB0000007C918E12E7EF05EE06.jpg" manifest:media-type="image/jpeg"/>
  <manifest:file-entry manifest:full-path="Pictures/1000000000000158000000FC030286191EFB4E13.jpg" manifest:media-type="image/jpeg"/>
  <manifest:file-entry manifest:full-path="Pictures/100000000000012B0000011395327E5894A5F8A4.jpg" manifest:media-type="image/jpeg"/>
  <manifest:file-entry manifest:full-path="Pictures/10000000000001B8000001557361BC7BF46AEDF6.jpg" manifest:media-type="image/jpeg"/>
  <manifest:file-entry manifest:full-path="Pictures/100000000000007D0000009375B4F5612FD4C937.jpg" manifest:media-type="image/jpeg"/>
  <manifest:file-entry manifest:full-path="Pictures/1000000000000161000000DF473FF843B7CC672E.jpg" manifest:media-type="image/jpeg"/>
  <manifest:file-entry manifest:full-path="Pictures/10000000000000BC0000006BE80B0081F32435C3.jpg" manifest:media-type="image/jpeg"/>
  <manifest:file-entry manifest:full-path="Pictures/100000000000015100000161B802C0535C13266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767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2cm, 0cm, 0.547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526cm, 0cm, 0.808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491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54cm, 0cm, 1.578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389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447cm" svg:height="9.803cm" svg:x="2.544cm" svg:y="4.176cm">
          <draw:image xlink:href="Pictures/100000010000029E00000372B9D57B9872549493.png" xlink:type="simple" xlink:show="embed" xlink:actuate="onLoad" draw:mime-type="image/png">
            <text:p/>
          </draw:image>
        </draw:frame>
        <draw:frame draw:style-name="gr1" draw:text-style-name="P1" draw:layer="layout" svg:width="8.005cm" svg:height="9.842cm" svg:x="10.338cm" svg:y="4.176cm">
          <draw:image xlink:href="Pictures/10000001000000C4000000F158D25F6EDDBE0740.png" xlink:type="simple" xlink:show="embed" xlink:actuate="onLoad" draw:mime-type="image/png">
            <text:p/>
          </draw:image>
        </draw:frame>
        <draw:frame draw:style-name="gr2" draw:text-style-name="P1" draw:layer="layout" svg:width="2.858cm" svg:height="2.223cm" svg:x="18.88cm" svg:y="4.175cm">
          <draw:image xlink:href="Pictures/10000000000000F5000000A8A1C503070D6BD7D7.jpg" xlink:type="simple" xlink:show="embed" xlink:actuate="onLoad" draw:mime-type="image/jpeg">
            <text:p/>
          </draw:image>
        </draw:frame>
        <draw:frame draw:style-name="gr1" draw:text-style-name="P1" draw:layer="layout" svg:width="2.416cm" svg:height="2.222cm" svg:x="21.738cm" svg:y="4.176cm">
          <draw:image xlink:href="Pictures/100000000000012B0000011395327E5894A5F8A4.jpg" xlink:type="simple" xlink:show="embed" xlink:actuate="onLoad" draw:mime-type="image/jpeg">
            <text:p/>
          </draw:image>
        </draw:frame>
        <draw:frame draw:style-name="gr1" draw:text-style-name="P1" draw:layer="layout" svg:width="2.518cm" svg:height="2.222cm" svg:x="24.083cm" svg:y="4.176cm">
          <draw:image xlink:href="Pictures/100000000000008800000078825F9E7F5566AC2E.jpg" xlink:type="simple" xlink:show="embed" xlink:actuate="onLoad" draw:mime-type="image/jpeg">
            <text:p/>
          </draw:image>
        </draw:frame>
        <draw:frame draw:style-name="gr1" draw:text-style-name="P1" draw:layer="layout" svg:width="2.831cm" svg:height="1.938cm" svg:x="18.881cm" svg:y="6.365cm">
          <draw:image xlink:href="Pictures/10000000000002D6000001F1B9456C05291E83B0.jpg" xlink:type="simple" xlink:show="embed" xlink:actuate="onLoad" draw:mime-type="image/jpeg">
            <text:p/>
          </draw:image>
        </draw:frame>
        <draw:frame draw:style-name="gr1" draw:text-style-name="P1" draw:layer="layout" svg:width="2.6cm" svg:height="1.905cm" svg:x="21.637cm" svg:y="6.398cm">
          <draw:image xlink:href="Pictures/1000000000000158000000FC030286191EFB4E13.jpg" xlink:type="simple" xlink:show="embed" xlink:actuate="onLoad" draw:mime-type="image/jpeg">
            <text:p/>
          </draw:image>
        </draw:frame>
        <draw:frame draw:style-name="gr3" draw:text-style-name="P1" draw:layer="layout" svg:width="2.439cm" svg:height="1.905cm" svg:x="24.178cm" svg:y="6.398cm">
          <draw:image xlink:href="Pictures/10000000000000BB0000007C918E12E7EF05EE06.jpg" xlink:type="simple" xlink:show="embed" xlink:actuate="onLoad" draw:mime-type="image/jpeg">
            <text:p/>
          </draw:image>
        </draw:frame>
        <draw:frame draw:style-name="gr1" draw:text-style-name="P1" draw:layer="layout" svg:width="3.175cm" svg:height="2.222cm" svg:x="18.881cm" svg:y="8.304cm">
          <draw:image xlink:href="Pictures/10000000000001B8000001557361BC7BF46AEDF6.jpg" xlink:type="simple" xlink:show="embed" xlink:actuate="onLoad" draw:mime-type="image/jpeg">
            <text:p/>
          </draw:image>
        </draw:frame>
        <draw:frame draw:style-name="gr4" draw:text-style-name="P1" draw:layer="layout" svg:width="2.858cm" svg:height="2.223cm" svg:x="21.938cm" svg:y="8.303cm">
          <draw:image xlink:href="Pictures/10000000000000BC0000006BE80B0081F32435C3.jpg" xlink:type="simple" xlink:show="embed" xlink:actuate="onLoad" draw:mime-type="image/jpeg">
            <text:p/>
          </draw:image>
        </draw:frame>
        <draw:frame draw:style-name="gr1" draw:text-style-name="P1" draw:layer="layout" svg:width="1.89cm" svg:height="2.223cm" svg:x="24.796cm" svg:y="8.303cm">
          <draw:image xlink:href="Pictures/100000000000007D0000009375B4F5612FD4C937.jpg" xlink:type="simple" xlink:show="embed" xlink:actuate="onLoad" draw:mime-type="image/jpeg">
            <text:p/>
          </draw:image>
        </draw:frame>
        <draw:frame draw:style-name="gr1" draw:text-style-name="P1" draw:layer="layout" svg:width="2.857cm" svg:height="1.805cm" svg:x="18.881cm" svg:y="10.526cm">
          <draw:image xlink:href="Pictures/1000000000000161000000DF473FF843B7CC672E.jpg" xlink:type="simple" xlink:show="embed" xlink:actuate="onLoad" draw:mime-type="image/jpeg">
            <text:p/>
          </draw:image>
        </draw:frame>
        <draw:frame draw:style-name="gr5" draw:text-style-name="P1" draw:layer="layout" svg:width="2.54cm" svg:height="1.995cm" svg:x="21.738cm" svg:y="10.308cm">
          <draw:image xlink:href="Pictures/100000000000015100000161B802C0535C132660.jpg" xlink:type="simple" xlink:show="embed" xlink:actuate="onLoad" draw:mime-type="image/jpeg">
            <text:p/>
          </draw:image>
        </draw:frame>
        <draw:frame draw:style-name="gr6" draw:text-style-name="P1" draw:layer="layout" svg:width="2.539cm" svg:height="1.905cm" svg:x="24.162cm" svg:y="10.426cm">
          <draw:image xlink:href="Pictures/100000000000027A0000016764967B968F1F04F4.jpg" xlink:type="simple" xlink:show="embed" xlink:actuate="onLoad" draw:mime-type="image/jpeg">
            <text:p/>
          </draw:image>
        </draw:frame>
        <draw:frame draw:style-name="gr1" draw:text-style-name="P1" draw:layer="layout" svg:width="2.369cm" svg:height="1.798cm" svg:x="18.881cm" svg:y="12.22cm">
          <draw:image xlink:href="Pictures/10000000000000D8000000A4F34F6320021F04A8.jpg" xlink:type="simple" xlink:show="embed" xlink:actuate="onLoad" draw:mime-type="image/jpeg">
            <text:p/>
          </draw:image>
        </draw:frame>
        <draw:frame draw:style-name="gr1" draw:text-style-name="P1" draw:layer="layout" svg:width="2.057cm" svg:height="1.745cm" svg:x="21.169cm" svg:y="12.273cm">
          <draw:image xlink:href="Pictures/1000000000000122000000F67D819827EB3B03F3.jpg" xlink:type="simple" xlink:show="embed" xlink:actuate="onLoad" draw:mime-type="image/jpeg">
            <text:p/>
          </draw:image>
        </draw:frame>
        <draw:frame draw:style-name="gr7" draw:text-style-name="P1" draw:layer="layout" svg:width="3.491cm" svg:height="1.702cm" svg:x="23.226cm" svg:y="12.316cm">
          <draw:image xlink:href="Pictures/100000000000013800000091A263B51D1810113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4T14:20:32.057766734</meta:creation-date>
    <dc:date>2024-09-24T15:30:22.070112911</dc:date>
    <meta:editing-duration>PT9M19S</meta:editing-duration>
    <meta:editing-cycles>1</meta:editing-cycles>
    <meta:document-statistic meta:object-count="17"/>
    <meta:generator>LibreOffice/7.3.7.2$Linux_X86_64 LibreOffice_project/30$Build-2</meta:generator>
  </office:meta>
</office:document-meta>
</file>